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Epistle</text:span></text:p>
            <text:p text:style-name="P1"><text:span text:style-name="T2">Ephesians 5:8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7.766cm" svg:x="1.524cm" svg:y="0.762cm">
          <draw:text-box>
            <text:p text:style-name="P4"><text:span text:style-name="T3">8</text:span><text:span text:style-name="T4">for at one time you were darkness, but now you are light in the Lord. Walk as children of light </text:span><text:span text:style-name="T3">9</text:span><text:span text:style-name="T4">(for the fruit of light is found in all that is good and right and true), </text:span><text:span text:style-name="T3">10</text:span><text:span text:style-name="T4">and try to discern what is pleasing to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762cm">
          <draw:text-box>
            <text:p text:style-name="P4"><text:span text:style-name="T3">11</text:span><text:span text:style-name="T4">Take no part in the unfruitful works of darkness, but instead expose them. </text:span><text:span text:style-name="T3">12</text:span><text:span text:style-name="T4">For it is shameful even to speak of the things that they do in secr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8.128cm" svg:x="1.524cm" svg:y="0.762cm">
          <draw:text-box>
            <text:p><text:span text:style-name="T3">13</text:span><text:span text:style-name="T4">But when anything is exposed by the light, it becomes visible, </text:span><text:span text:style-name="T3">14</text:span><text:span text:style-name="T4">for anything that becomes visible is light. Therefore it says, “Awake, O sleeper, and arise from the dead,</text:span></text:p>
            <text:p><text:span text:style-name="T4">and Christ will shine on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22:21:57.907000000</meta:creation-date>
    <dc:date>2017-03-23T10:29:50.155000000</dc:date>
    <meta:editing-duration>PT8M31S</meta:editing-duration>
    <meta:editing-cycles>4</meta:editing-cycles>
    <meta:generator>LibreOffice/5.2.5.1$Windows_X86_64 LibreOffice_project/0312e1a284a7d50ca85a365c316c7abbf20a4d22</meta:generator>
    <meta:document-statistic meta:object-count="33"/>
  </office:meta>
</office:document-meta>
</file>